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62bd" officeooo:paragraph-rsid="001962bd"/>
    </style:style>
    <style:style style:name="P2" style:family="paragraph" style:parent-style-name="Standard">
      <style:text-properties officeooo:rsid="001962bd" officeooo:paragraph-rsid="001d0632"/>
    </style:style>
    <style:style style:name="P3" style:family="paragraph" style:parent-style-name="Standard">
      <style:text-properties officeooo:rsid="001b209b" officeooo:paragraph-rsid="001b209b"/>
    </style:style>
    <style:style style:name="P4" style:family="paragraph" style:parent-style-name="Standard">
      <style:text-properties officeooo:paragraph-rsid="001d0632"/>
    </style:style>
    <style:style style:name="T1" style:family="text">
      <style:text-properties style:font-name="Source Code Pro" fo:font-size="10.5pt" fo:font-style="italic"/>
    </style:style>
    <style:style style:name="T2" style:family="text">
      <style:text-properties fo:color="#629755"/>
    </style:style>
    <style:style style:name="T3" style:family="text">
      <style:text-properties fo:color="#629755" style:font-name="Source Code Pro" fo:font-size="10.5pt" fo:font-style="italic"/>
    </style:style>
    <style:style style:name="T4" style:family="text">
      <style:text-properties fo:color="#629755" style:font-name="Source Code Pro" fo:font-size="10.5pt" fo:font-style="italic" fo:font-weight="bold"/>
    </style:style>
    <style:style style:name="T5" style:family="text">
      <style:text-properties officeooo:rsid="001b209b"/>
    </style:style>
    <style:style style:name="T6" style:family="text">
      <style:text-properties fo:color="#9876aa" style:font-name="Source Code Pro" fo:font-size="10.5pt"/>
    </style:style>
    <style:style style:name="T7" style:family="text">
      <style:text-properties fo:color="#a9b7c6" style:font-name="Source Code Pro" fo:font-size="10.5pt"/>
    </style:style>
    <style:style style:name="T8" style:family="text">
      <style:text-properties fo:color="#a9b7c6" style:font-name="Source Code Pro" fo:font-size="10.5pt" fo:background-color="#344134" loext:char-shading-value="0"/>
    </style:style>
    <style:style style:name="T9" style:family="text">
      <style:text-properties officeooo:rsid="001d06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CLIENT DOCUMENTATION</text:p>
      <text:p text:style-name="P1"/>
      <text:p text:style-name="Standard">1. forge.pki.rsa.generateKeyPair</text:p>
      <text:p text:style-name="P3"/>
      <text:p text:style-name="Preformatted_20_Text">/**</text:p>
      <text:p text:style-name="Preformatted_20_Text"><text:s/>* Generate private/public keys pair</text:p>
      <text:p text:style-name="Preformatted_20_Text"><text:s/>*</text:p>
      <text:p text:style-name="Preformatted_20_Text"><text:s/>* @param bits {int} length key in bits. Default 2048.</text:p>
      <text:p text:style-name="Preformatted_20_Text"><text:s/>* @param exp {int} public exponent. Default 65537.</text:p>
      <text:p text:style-name="Preformatted_20_Text"><text:s/>* @returns {NodeRSA}</text:p>
      <text:p text:style-name="Preformatted_20_Text"><text:s/>*/</text:p>
      <text:p text:style-name="P3"/>
      <text:p text:style-name="P4"><text:span text:style-name="T9">2.</text:span> forge.pki.encryptRsaPrivateKey</text:p>
      <text:p text:style-name="P2"/>
      <text:p text:style-name="Preformatted_20_Text">/**</text:p>
      <text:p text:style-name="Preformatted_20_Text"><text:s/>* Encrypts an RSA private key. By default, the key will be wrapped in</text:p>
      <text:p text:style-name="Preformatted_20_Text"><text:s/>* a PrivateKeyInfo and encrypted to produce a PKCS#8 EncryptedPrivateKeyInfo.</text:p>
      <text:p text:style-name="Preformatted_20_Text"><text:s/>* This is the standard, preferred way to encrypt a private key.</text:p>
      <text:p text:style-name="Preformatted_20_Text"><text:s/></text:p>
      <text:p text:style-name="Preformatted_20_Text"><text:s/>* To produce a non-standard PEM-encrypted private key that uses encapsulated</text:p>
      <text:p text:style-name="Preformatted_20_Text"><text:s/>* headers to indicate the encryption algorithm (old-style non-PKCS#8 OpenSSL</text:p>
      <text:p text:style-name="Preformatted_20_Text"><text:s/>* private key encryption), set the 'legacy' option to true. Note: Using this</text:p>
      <text:p text:style-name="Preformatted_20_Text"><text:s/>* option will cause the iteration count to be forced to 1.</text:p>
      <text:p text:style-name="Preformatted_20_Text"><text:s/>*</text:p>
      <text:p text:style-name="Preformatted_20_Text"><text:s/>* Note: The 'des' algorithm is supported, but it is not considered to be</text:p>
      <text:p text:style-name="Preformatted_20_Text"><text:s/>* secure because it only uses a single 56-bit key. If possible, it is highly</text:p>
      <text:p text:style-name="Preformatted_20_Text"><text:s/>* recommended that a different algorithm be used.</text:p>
      <text:p text:style-name="Preformatted_20_Text"><text:s/>*</text:p>
      <text:p text:style-name="Preformatted_20_Text"><text:s/>* @param rsaKey the RSA key to encrypt.</text:p>
      <text:p text:style-name="Preformatted_20_Text"><text:s/>* @param password the password to use.</text:p>
      <text:p text:style-name="Preformatted_20_Text"><text:s/>* @param options:</text:p>
      <text:p text:style-name="Preformatted_20_Text"><text:s/>* <text:s text:c="9"/>algorithm: the encryption algorithm to use</text:p>
      <text:p text:style-name="Preformatted_20_Text"><text:s/>* <text:s text:c="11"/>('aes128', 'aes192', 'aes256', <text:bookmark-start text:name="__DdeLink__0_881038584"/>'3des'<text:bookmark-end text:name="__DdeLink__0_881038584"/>, 'des').</text:p>
      <text:p text:style-name="Preformatted_20_Text"><text:s/>* <text:s text:c="9"/>count: the iteration count to use.</text:p>
      <text:p text:style-name="Preformatted_20_Text"><text:s/>* <text:s text:c="9"/>saltSize: the salt size to use.</text:p>
      <text:p text:style-name="Preformatted_20_Text"><text:s/>* <text:s text:c="9"/>legacy: output an old non-PKCS#8 PEM-encrypted+encapsulated</text:p>
      <text:p text:style-name="Preformatted_20_Text"><text:s/>* <text:s text:c="11"/>headers (DEK-Info) private key.</text:p>
      <text:p text:style-name="Preformatted_20_Text"><text:s/>*</text:p>
      <text:p text:style-name="Preformatted_20_Text"><text:s/>* @return the PEM-encoded ASN.1 EncryptedPrivateKeyInfo.</text:p>
      <text:p text:style-name="Preformatted_20_Text"><text:s/>*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hadow="non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6:47:00.722930579</meta:creation-date>
    <dc:date>2017-01-28T17:36:47.807186137</dc:date>
    <meta:editing-duration>PT19M6S</meta:editing-duration>
    <meta:editing-cycles>1</meta:editing-cycles>
    <meta:document-statistic meta:table-count="0" meta:image-count="0" meta:object-count="0" meta:page-count="1" meta:paragraph-count="36" meta:word-count="223" meta:character-count="1447" meta:non-whitespace-character-count="1170"/>
    <meta:generator>LibreOffice/5.1.4.2$Linux_X86_64 LibreOffice_project/10m0$Build-2</meta:generator>
  </office:meta>
</office:document-meta>
</file>